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8.59mm"/>
    </style:style>
    <style:style style:name="co4" style:family="table-column">
      <style:table-column-properties fo:break-before="auto" style:column-width="85.9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_collo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repositio / venäjä</text:p>
          </table:table-cell>
          <table:table-cell table:style-name="ce1" office:value-type="string" calcext:value-type="string">
            <text:p>Sija / suomi</text:p>
          </table:table-cell>
          <table:table-cell table:style-name="ce2" office:value-type="string" calcext:value-type="string">
            <text:p>huom.</text:p>
          </table:table-cell>
          <table:table-cell table:style-name="ce2" office:value-type="string" calcext:value-type="string">
            <text:p>Esim. venäjä 1</text:p>
          </table:table-cell>
          <table:table-cell table:style-name="ce2" office:value-type="string" calcext:value-type="string">
            <text:p>Esim. venäjä 2</text:p>
          </table:table-cell>
        </table:table-row>
        <table:table-row table:style-name="ro2">
          <table:table-cell office:value-type="string" calcext:value-type="string">
            <text:p>область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ssa/lla</text:p>
          </table:table-cell>
          <table:table-cell office:value-type="string" calcext:value-type="string">
            <text:p>jollakin alueella, mutta hallinollisesti läänissä, maakunnassa, oblastis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фера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lla</text:p>
          </table:table-cell>
          <table:table-cell office:value-type="string" calcext:value-type="string">
            <text:p>Alalla / alueella</text:p>
          </table:table-cell>
          <table:table-cell office:value-type="string" calcext:value-type="string">
            <text:p>В том числе будем говорить и о развитии нашего взаимодействия в сфере экономики.</text:p>
          </table:table-cell>
          <table:table-cell/>
        </table:table-row>
        <table:table-row table:style-name="ro2">
          <table:table-cell office:value-type="string" calcext:value-type="string">
            <text:p>ра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ере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ло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я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ис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с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ульт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це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та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но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сте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й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и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б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яз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то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газ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р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жи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ча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арти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ся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м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т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ту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ра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ган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н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дуще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грам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о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де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м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р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п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д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ган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ф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и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луа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г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ли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т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ьши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и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п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и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о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г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лов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ь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зво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ыс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и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ни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и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т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е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в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пр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ку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ь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а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де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рм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ломе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но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ен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че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ств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й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я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нци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ц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н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ольз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ре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т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и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у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тра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ас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з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мя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боч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с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шл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а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ед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рь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го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да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а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ку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спубл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з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ду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ер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е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аз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ур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лек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верси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р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з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сто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ь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ш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л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а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у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рев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мин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раб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у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эро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рков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нтяб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оном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т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ин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ит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к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аб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к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м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та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м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ук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у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мосф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моби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т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ер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ав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щи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ери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паз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нв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щ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ч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ти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ь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зай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оря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юдж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иа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и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м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об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тяб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а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бл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р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гу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уж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б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москов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блиоте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вр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гот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яб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г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ль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ан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р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ег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.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тру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ю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ч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е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з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е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мента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сут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катерин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то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з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уда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еж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онод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есп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н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д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асты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й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ссей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обход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ропри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диц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сьм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ыся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дер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йт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по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оди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ц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ю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мышл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п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у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гор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е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магаз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ч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форм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к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нд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СС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у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п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ге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сле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кус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гип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пу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у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ф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и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сут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те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г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сорти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теше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ф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раи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стан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минист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л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ек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арт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тер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спекти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ход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м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кт-петербур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е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нлай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бора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зя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зы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ощ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н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та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сибир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лект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е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мо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шта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уб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зопас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исте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ст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х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бов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об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е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у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гент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йстви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ла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ах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л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ан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з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ликобрит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ят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й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в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ун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жи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вь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ю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ч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й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х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нны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в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бе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би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бле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у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х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бб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у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з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к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з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нод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л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движ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ак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ти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ро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ч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лю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лю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неде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ро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ль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рка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оч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ят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с-служ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лу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т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юрь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в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га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бъ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фер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ревн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нля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с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е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терск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из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з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ру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ер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м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лек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в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т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орм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хра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ор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оск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ч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служ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хн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мк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ы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аде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дек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ним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мн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л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мо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ка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ез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м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нщ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ост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гов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и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кресен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ста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трудни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ила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ме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ляби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ь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з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дравоохра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из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окуп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я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ан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щ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ит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х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с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роне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при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О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о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го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фр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и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ред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х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в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ин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гот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тю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а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ся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в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ид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ьз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у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з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бр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е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ист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о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л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тве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отно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ью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ньг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ы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т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цион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пров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трю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м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це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уст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п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ейн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а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ущест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н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ч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двер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и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ато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лу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деж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ис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аб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сты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лед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л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с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уз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пор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д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ме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с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у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у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ст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е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стра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н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д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щ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с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кли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ц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анд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тиме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и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с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кур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гот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ду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ве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пи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ш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земпля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вейца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лиар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б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ру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г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нояр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азд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ов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су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т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д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е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шеч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р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трой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зид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ш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ту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ежи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ре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хитек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ду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ерс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у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н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мпион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никно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дел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е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пермарк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се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зе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ру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кл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ф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рл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ъ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сту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парта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нотеа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ино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па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ндек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ан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зы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Т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оволь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о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общ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юм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з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фгани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мин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ф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деро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де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ркут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цед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и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н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лер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т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а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хе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а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пл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к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кумен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у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ст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н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р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мат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фли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тед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х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стив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нда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се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а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ча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ор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б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ов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магаз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е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отреб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ш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ним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м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п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п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п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ве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л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ы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обре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ект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а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ни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держ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о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ча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н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к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ся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ре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у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но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не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ы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а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трема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ст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д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иал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м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лиме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ув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м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фис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щер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ст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лед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ас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ле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бе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л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и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н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жч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м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ч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ед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пе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тов-на-Дон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ч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е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о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г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т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хра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хож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п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щ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ждан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щ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ково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вели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ре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бин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год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у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ару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ндек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аз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м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к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луч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ет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ор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мет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к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у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лот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ас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ери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овлетво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в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р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ь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д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тар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рослав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ли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ерусали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м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гр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нин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межу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го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с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ру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укц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илак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гла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ктак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е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и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цсет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рай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тр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ир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нер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кет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н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ок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у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де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инин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л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вари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иг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цеп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сы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р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хан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гор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БД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а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рат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тб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ты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рт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сятиле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доров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я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де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о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о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говор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цеп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тру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став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а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р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мат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ку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х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ору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рем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бл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зи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их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ла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уд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яза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дом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ди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н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уди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те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кр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дк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ы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т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ы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звод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йс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ерше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бор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п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еб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уп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ф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б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ш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м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ь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д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пиран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тальн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ю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з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е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К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ьзов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т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об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баров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соци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р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з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ж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е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стоя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з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и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ьб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днодоступ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ербан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лограм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е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виль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к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р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стан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ва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стре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ан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д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е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о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яз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н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олов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д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н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р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су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ед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юд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со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ил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яс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ы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зна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ед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год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т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нев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ч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да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щ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у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о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тне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соб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льтивар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ем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пит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ковод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cebook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и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ю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т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р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т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ес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енд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нерге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од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ртз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у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кс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аимодей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ффекти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оз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ме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вори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тнер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мот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там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сел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а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са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б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ри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ув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и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р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е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н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к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арий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о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ма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у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серв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р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ижн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ьц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л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опар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ногор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м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ществ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к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вастоп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д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ез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ущ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ит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п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и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незд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ас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ол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бер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линд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л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ер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дей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л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р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К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тн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ф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уп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здн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х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гно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ф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д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ре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ош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осо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е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л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ул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анил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азы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нко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пут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важ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ис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лове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б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ан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ап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т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обил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х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не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равоч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м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ди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де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ве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ча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ре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шингт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г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искови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т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ис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а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г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х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л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курен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ференц-з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ь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ове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д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р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ер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в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е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мна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иро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лщ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тф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че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п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уль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р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бл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ла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с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у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р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г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рак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нам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л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по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ши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лябин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титу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цент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к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с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п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зы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оно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ош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погр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а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яз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онопро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ци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вис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зы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ту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ифор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в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иги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су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р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дн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иворе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ря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т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фигу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л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с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п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я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збеки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каз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лимпи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ерн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яс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ла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яте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ки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Ф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ве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пли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з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ч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об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гаж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во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оща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п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при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волю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исков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оз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к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В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нд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бза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аз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в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ед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ги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ершенств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г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р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я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у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читы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раструк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ем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д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па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поми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с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ж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юсс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сион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глас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ве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уж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ерву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в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м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юнх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бо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а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зен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гк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шиностр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оле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ст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л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е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л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л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авляю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пре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ы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в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л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туга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кс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ф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н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з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жунгл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у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твер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то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ал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о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лан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че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еди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ь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ещ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мпер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у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шел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ростра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гно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ат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я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лина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у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ек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юмен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ш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ч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р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ен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соз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э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ре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нанс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стеч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ор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нец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р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го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ро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хгалт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ор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д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я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ю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к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а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ж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ч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мбу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аме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бопро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сто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ы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б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реб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к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до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нят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бы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з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ье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ра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ъе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хангель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о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нау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ме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ье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лено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о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од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льянов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ч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рьк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юж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а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росл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иде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е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АЭ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фе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ор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л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ли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о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ух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тск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те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нк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с-Анджел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то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едневеков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ти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утбу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з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рактери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с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ре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мень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ло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с-рели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лю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льят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нообраз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я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ос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з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пи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адь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р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х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то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у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ч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ерх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вивал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рем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м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у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лы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иф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ф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лев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д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ы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порт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держ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аз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гр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ы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вроп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фи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ы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ди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ко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ы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ма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трах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ра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ра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поте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мв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во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дерланд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ес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нанс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бха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самб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з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ор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об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щ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бы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ад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тедж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нда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мун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бо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и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стави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ек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рма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е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и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р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реб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тантиноп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ема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евес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аз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иводей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в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тим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ало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лич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н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К-диспл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нгапу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твер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возда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ночас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х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ександ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ш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цена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гор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к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р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одед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а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шо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ГРЮ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ногообраз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гапол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ер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адь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мя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хма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ним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авн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нес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дри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мфероп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берн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ст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ла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гаполи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гистр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розавод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оне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хв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ывор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нн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ир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м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уб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рур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ципл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о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дим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ниципали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бу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мер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н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л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мат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ме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ез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ле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тра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операт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тфоли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ид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е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мер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ч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квид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и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э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йц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у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л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ининград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па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ст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он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л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зайнер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нокласс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ист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ор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имущ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р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вест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м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т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м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тер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е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ельсин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ис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кр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ндшаф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зя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оль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сч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це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вер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шко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к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стерда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доста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жур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били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-Францис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онстру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тер-кла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ивов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боксар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осою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ри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ори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ме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дел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енс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г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доум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виз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нар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ч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завис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ши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ивосто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уж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ес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р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д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итт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ван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щу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ж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ер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со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истиа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б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ц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б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оле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аж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х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ы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у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итт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и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ред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ысячеле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ы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й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виз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рман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тр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вор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ос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кн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ф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нкцион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йс-л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л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п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ре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рт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н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л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енд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пода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оменд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аши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ц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а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ья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авщ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об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н-лай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ндек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рг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л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береж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з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ессио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обнос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ку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к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сед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р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Г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раб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каг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зиди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зербайдж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м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арта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ю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ю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еримента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годар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лили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ю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е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раб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м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огооб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ст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игры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ком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рла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ло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нед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рани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фей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т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ы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жност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а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ла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ковс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б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нте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снаб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цен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те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име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в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ш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жд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энерге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ф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и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во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зыгры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ангел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м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ногор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ер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цсе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б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звезд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ча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и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ги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ще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с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тр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Ф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мо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Н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юкз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р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ков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пус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час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кол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нх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гре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б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с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кголь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фо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я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т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жсезон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хла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пи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хотво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тяз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дид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лщ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те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лай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нба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селен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горит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г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ге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ку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сою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а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осла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р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нн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ка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рав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гент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у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вновес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жев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ве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л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д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ерарх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иод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шоч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ел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уг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р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диво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с-Вег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к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образ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шар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т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х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й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звоночн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луб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л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ст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г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авто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икмахерск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чис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пя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р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клю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доустро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тр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енко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кур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й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а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ла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г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ра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к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кузнец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ит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перту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варищ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аб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ь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я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ель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т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ив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шестоя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ыхате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в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и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шк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обня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г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исков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ляр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хра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вы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ре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озмо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л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том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ливу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воб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фиц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рпи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а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уж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блю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клю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рва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и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ди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знедея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ивополо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н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мнез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еш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е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магаз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гре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иатю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ли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унк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дей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кур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гр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ра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й-т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э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гру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я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о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но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е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пре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одо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цей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кут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дит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глас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лнц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х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ш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гкоми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ил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иде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ч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ок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д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ба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ря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ль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м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би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шенни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хра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дош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епл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ощ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ия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к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джики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се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р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нк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кау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кно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тчайш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иг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рами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цве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недж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поз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н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пиз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ест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имен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ав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бири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дева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щ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ч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ссаб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нергосбере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стаф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ет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хник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лак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ерти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нов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р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ерва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тфо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ро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ц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ко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ои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ест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З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ажн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вапар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ра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дз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зд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щ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че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е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р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Ч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нзен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каз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м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ьп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мы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м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х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ку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ссиф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узе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с-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бал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льяр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м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и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ч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ле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че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ч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тай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глоязыч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волю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шк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в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ш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ьтернати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упре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ве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и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те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у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г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ген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россий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гор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бед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уго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и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ч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об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имал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номо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вку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к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реб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ро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уб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вер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каун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фи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ва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ощ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ка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о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да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к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хов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имос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дапеш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п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зу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отвр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пенгаг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уп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а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ля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та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кру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або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дибилд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мин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М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г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е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лак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е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с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тиф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щ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а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Ф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клю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с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ра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т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чи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с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мин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ке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мбар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ес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нд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ыж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етств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н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орган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ф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лю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урнал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е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соч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т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олн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тла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тн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крот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олж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го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волн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б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шр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щ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мод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ы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удеб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бр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ви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в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жинс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енсацио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иф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им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аб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ормационно-телекоммуникацион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м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че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уп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менск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б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е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т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нч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их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вок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пец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шки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о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а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аллур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кк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нта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нты-Мансий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гн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нде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й-оф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т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г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стве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т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ти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юр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аб-кварти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сацио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бло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ессионал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огр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е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ужающ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астроф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я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одеж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ГЭ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е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грег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у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ь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тищ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тро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ейб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велир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ты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п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м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се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ля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бы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ю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ллюст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ю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л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нес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приним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е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аимоотно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зводи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панс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гр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споря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й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итор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ка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ятигор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д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и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а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руб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та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уще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ле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т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об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м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парх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сле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нд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мб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битр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лы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рмит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икул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уль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ы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дум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з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опи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билис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по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нематогра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хаи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льчайш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госл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ит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с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л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истиче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ндина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лож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ект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ка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мо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в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с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з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яз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крес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и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ип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х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щ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у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яв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а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сн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ап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целя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оз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солен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ите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па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й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ов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раф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н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бесто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мина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р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н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й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кр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йо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огоплательщ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э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ганиз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жда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зыв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алиф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ком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р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ыктывк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д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уж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пло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би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непропетров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ре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обществ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г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с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ко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бопровод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с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подав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ло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ан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рма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ф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ла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вер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и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кан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ращ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ми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куум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а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ч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вощ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уваш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и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н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щи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иа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инц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пи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р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ах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у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у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о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ро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с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я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дру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сше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р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рманс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дагог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соед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паган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йз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ведом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ФМ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ю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я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гл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уш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мо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ангар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об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ди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ыби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р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е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пл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ушни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мин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пее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нос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льню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юри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па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о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кош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нек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л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мо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м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оба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екд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ференд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ру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сл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ньши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г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д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в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е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руп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яще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Щелк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недж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мобилестр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ес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реметье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родопольз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б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б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Н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СФС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поте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д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нку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теря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здр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газин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ль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тбо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земе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б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ун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у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е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м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цер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бси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уб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трой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есс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ед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л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ита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ч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ис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волн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е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и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в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олн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ганр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ам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вр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р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бл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зайн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ще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к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яс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кома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М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г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су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та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энер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юллет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ле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у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гро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екс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ят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прикосно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а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п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л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вак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фей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уи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х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лег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е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йнтб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о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еку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ш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сл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ма-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сл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ап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и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ндарт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кр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уляр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мен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те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т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ч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онч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знес-цен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зба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з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ъ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ч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г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пп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о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В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зиров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ет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достроите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став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ух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явлен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сало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йам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шоч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ди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ц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дн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мв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неджмен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он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тифик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миг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шоч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лу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ух-тре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ти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ле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ль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е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етен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ме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ст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о-де-Жаней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рги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ме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р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вощ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берц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го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пог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де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уков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о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сфор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чев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таркти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аз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ых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с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др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р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ногори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сторан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ульта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ха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соч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ль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фек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опроизво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нциклопе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сер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ч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ли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л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и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сессу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слор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м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у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ни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ве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гово-промышле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вы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ександ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еред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вотново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огр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урнали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Т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про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те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в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омендо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р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вет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исло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пец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сар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в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говеще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нкцион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щ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щ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рко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ул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ис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госро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с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тля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нн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сказы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об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й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екс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kype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ы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ус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трюль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рев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бст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пля-прода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виг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й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тар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оля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е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с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сиян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ъ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ресс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ю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р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сх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истал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ж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боль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цлаге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тариа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Т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а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яг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матологичес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шев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егул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юй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бир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ботод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йдба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еств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т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зов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б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ма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удомоеч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ти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кт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афо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рев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цесс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лендж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р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арств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д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ре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кт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вес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н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ш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одо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кольни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рав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лов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д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крывшем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риспруд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ош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работ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от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го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игател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мало-ненец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ск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л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к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ктей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ыргыз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ерго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а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р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ель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мп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л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иб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нк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ья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и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осою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едиземномо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ез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с-конфер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аз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монст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гр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пер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те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-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дов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регулируем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остро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бина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ге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ю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кол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пл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ея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у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го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раведлив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унк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м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шкорто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б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госф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сон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инов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ла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тру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уз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ь-Ав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нолу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щ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сконе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ве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шм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ещ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л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уд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те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с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лан-Удэ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ру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креди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твертьфи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с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о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под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дово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ро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ут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ци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онтак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курсио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ь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ход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х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горо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госла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нн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ган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м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ихотерап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ъем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сте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кр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би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вор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ки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м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бил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до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ф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у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енци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ил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в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и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няхов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мала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ок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ф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во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тен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э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ни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й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г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а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ли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бя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л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ги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няз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ь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зам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но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ы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сс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гу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р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испра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зд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юш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словод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есуэ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пух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н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исы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ь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з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ак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е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ртсм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нж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ллю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оди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мина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юджет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с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даг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о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овер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р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тр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нд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нду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щ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сту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че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б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до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плоизоляц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в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ла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знамен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ы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ло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.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потеч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пр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ла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мбра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оско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деоконференц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о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П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с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ир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хв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г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зи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ви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истрацион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виняем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ценоч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раб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юа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тан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равитель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пара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ициати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хословак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кин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р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хи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сс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ер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ебе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ми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л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скетб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ту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лед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удочно-кише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зяйств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г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антий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з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жен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е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тик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несса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ссаж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ер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в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я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ь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В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ди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ж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ко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ев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с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ш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ст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б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ум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ы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ид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ят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шел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т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муна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орд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ет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а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йсбу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чеб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лл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д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арм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то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ез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е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п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рисди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еж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ер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воль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чт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а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и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мб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у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пу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оф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па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веш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рек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артфо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еж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ми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де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ред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з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ш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с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р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лесообраз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вест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приним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форм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клю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кой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юд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ги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пез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определ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ошю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изо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рб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р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клад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н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ульп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тв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гат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т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т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ционар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стибю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тищ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П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исп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дд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р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т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кры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и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жисс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бр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е-ию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епов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авказ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изве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к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р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коммун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о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ч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м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тябрь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зан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айка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есо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мур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иф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илл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диоста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гла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а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д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фф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нлайн-режи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т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мчис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ль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лк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рем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вр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м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д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нд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к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адающ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т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х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к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рвинов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то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мин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а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роде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ф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и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греди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о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тв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межнос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довщ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иакомп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ру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гопруд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вы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езд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сте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агра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В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би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аб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ценз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проти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дицион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ло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ксик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шк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М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ем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плоснаб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в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аимосвяз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дв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лимет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ставля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олю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ъ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вер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тенц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тове-на-дон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ф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тязе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ге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ладен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п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б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ордин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те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ла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ги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кур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д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здор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у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ке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новл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теринар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рот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ле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нштад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рой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ч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вл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деч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с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ви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мит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нно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В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жни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ходя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дакт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ыча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осф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велир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летн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х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менск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да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г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зум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ваку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здоро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гар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министр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и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г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ю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а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ше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жу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ент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гоустро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сим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уляр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ф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АГ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пер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озо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ь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Л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зеле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ят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стор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регулируем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вот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льтфиль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я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ктац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С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с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ле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н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ъ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ша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гн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сл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азде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зн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убеж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уск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ил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ь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иль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ча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Д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пу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и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Д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нваре-февр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ы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мбу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и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наго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ст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г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вла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общ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ре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дев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ве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е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и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обре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чет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олжи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иника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киров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до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статель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А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огр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ел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ясни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ю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льн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га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кипед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ар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тыл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С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б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ви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мокра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кл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юссельдор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гры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и-четы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оды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фед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о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я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таль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щитовид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увство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жид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е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шо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гнитогор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мин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раш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и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ъ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оч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дня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ж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лькл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пруж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менкл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артф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во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лю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обизне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кети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м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ж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мож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ст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еп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ле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л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ез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а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ликобрит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кт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ыс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ноблас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дж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б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у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тифика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ре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ич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твор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улк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т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гистр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ч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вод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юле-авгус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а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па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енигор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поста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ко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здра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онтак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йк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уш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хподдерж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.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з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с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тив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тройщ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уск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тонарод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линг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веточ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уч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ль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аб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р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фемол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рополите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олнен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з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кт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п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ст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гре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бор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це-конц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хачка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мбрид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ше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зерц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оборо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изно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н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звоноч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врале-мар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хцен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зиль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ь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зи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с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тенд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ордин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м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фиц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ху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стве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оиц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ус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уш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и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н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писк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др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ра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зил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ереч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лад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клопаке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зуа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лехар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р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мьер-ли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нок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опе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м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од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дата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ращ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ер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новид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ктор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й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в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аш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нопау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ва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ще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роз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ж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шип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ак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ив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р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р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ког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ба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с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алт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юко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ве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в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гу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р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зержи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ару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ихиат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бд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зыр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знес-пл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тро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ту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фаль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неш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пр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м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изк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им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установ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фле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ловы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пе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л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рект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бы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н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ми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ья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ье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рдлов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одоно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ып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лов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б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плонос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знаком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то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стар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стьян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р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В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ген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т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реле-ма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иодиче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к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ма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гад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бГ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воро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оль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зоперево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форм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м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люче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ж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З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ягае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т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тр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​@card@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п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уб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ул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п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бинез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ови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ног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ни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и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го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поч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инента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нар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ч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о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енд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е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уш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цион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йпци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пе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пидерм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ем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остран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в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б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в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нсив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енд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ге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ро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г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нук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п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ы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нцес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од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омет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мат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к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г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ропавл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седне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икмахер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стер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ламент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€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яд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ербан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ум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адц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рес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р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нотехнолог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гуше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м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пиде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еч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вали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ряз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те-апре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билитацио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истр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новацио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ма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воз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э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соответ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то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хв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р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тес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укату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пру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я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шин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инг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и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око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ти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али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ормат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рода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ав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об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м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лу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ор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уз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н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лан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В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выв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троно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ямоуго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р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р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хов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диномышле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реме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а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ши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ич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уп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б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ди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ви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диров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та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петчерск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абилитацио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пост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пр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мес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раг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ер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уп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го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ий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тр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ександр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муар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ы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алуб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у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дастро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бб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ролл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ыс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е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ноз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в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тч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ш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бу-даб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П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П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д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готвори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цен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с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орма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еш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з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л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ист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гк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йсбу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г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т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кас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юш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ь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г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р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магаз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г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нес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нтябре-октяб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сте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зи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пар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иск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он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епл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у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фав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но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мул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я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ил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лека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г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у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куль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льбур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р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ь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верм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терь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ж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к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виде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сту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еч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реес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сервис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зов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н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е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мети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п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ба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рас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п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каф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лад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регул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хлоп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т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р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б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ти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луж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ю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ан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й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блюд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нави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оч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м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тари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еннослужа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ф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о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ло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х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хи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гар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к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тимонопо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х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систе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пуль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пе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бар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ректори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азц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метиче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л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ра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ифер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и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юз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по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худ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еб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з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манд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кте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ь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лк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кан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с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с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й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од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ботоспособ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бл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слоро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зиль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шц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адель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сгорду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ф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дра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тролог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п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али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н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ев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сво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тракц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поз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б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бы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зыка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во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екс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знес-цент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теринар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то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зни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х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у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у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фюм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С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ов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п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ко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о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р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бли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ыба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п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ихо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мес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пермарке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митро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орож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кменист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су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огене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ицов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зо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зержин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низ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ке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ня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фи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алтинго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лаб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ко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ча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тнес-клуб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катастроф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томни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уд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одильни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й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илля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кр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ш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г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рс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ую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д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экономразви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шрут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гоустрой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Ц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умб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ык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маркетин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а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ужающе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г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П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грам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дицион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л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у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ф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б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ыл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рари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чеб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я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мер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тан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мен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тор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рожде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уб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ак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ла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курс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ориограф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худ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ГР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ал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с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с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е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ро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ля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хл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жиг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мыш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лоВат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награ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ти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лантиче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бодж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шоч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у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й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мык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ыр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П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кро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мп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ер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у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т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ер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ров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е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оли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мес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о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лан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К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осисте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ш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р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мпу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магни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нкцион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д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вен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ич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ы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анжер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кату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здей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х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н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ина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рткомплек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оля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дин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цепе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у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у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щи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оллейб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ониров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п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у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респонд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м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хите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льят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льо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рата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Р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Х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маш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фюмер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пяче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етен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о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гре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ден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н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еком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я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кориров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анчжо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диат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ретари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об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мыс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усматри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р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м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м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чин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ма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пад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юзик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виг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яд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никно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н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ще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теб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сомольск-на-Аму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фтальмолог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прокур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е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е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аровате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г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ле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радавш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бло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устриа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борг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лони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танцио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пион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ш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энтез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ль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ьме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п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рейш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доб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маш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ц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яко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истиан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у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лог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мони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днестров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ков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к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фо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ссмер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тве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кт-петербур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жел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кти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би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тор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у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анда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т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ле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с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лговеч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лер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е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ен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карагу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плу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Д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ант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ыб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кредитова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мб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гр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пове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восоче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ф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чине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уля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к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гополу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б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иг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уто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густе-сентяб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ушер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жнекам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озн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ит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див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ссиц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рмер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она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ая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тур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ги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к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транс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ховщ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кт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т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готи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ьч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дини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ткосро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етчат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ъ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лен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ксем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н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удо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аж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алл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реб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вей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ре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вр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ов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прия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кз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лу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ес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барен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рек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ьт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убеж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ор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ап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рез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петчер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йф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прикоснов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нтали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щеварите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е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монав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зре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формля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ьц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гра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надле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шко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ро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ымохо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тей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-Диег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яснич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енц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тодонт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б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с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ста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о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Н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гот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б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мн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ка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дь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вр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ыск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юйм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пу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шкортоста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рку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льфина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мато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ад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хранил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рб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ше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чис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но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ле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оиц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а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ябре-декаб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ри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знач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жай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ледж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яж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план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дн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тех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лады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денс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я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утсорс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ков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мьер-мини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иен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монт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торе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ставительств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лиз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ш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ГГ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ясору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о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ы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порт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к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ст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чист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ранпас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с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н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х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пар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зна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ке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в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нзе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ло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крыт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еб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ба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я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сопота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г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ь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мля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м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рмацев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КЕ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г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о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ор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дс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в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льтфиль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гропромышл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петербур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орите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кт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труктив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утга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энос-Айр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лнечногор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итор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льцбур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й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аж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иализирова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ла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МВ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сесс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ю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адиг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яс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а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п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п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устро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ктебе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тосф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овар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оч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уу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ркл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х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ле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у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гу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ле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вче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рес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ьц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зум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охим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д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нта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з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сто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яже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м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ксел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юне-ию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цов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зн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пермарке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латск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дул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диолог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а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йскура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ли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нгви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ор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чи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б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и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б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к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есе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ру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д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га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ек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годо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ровоззр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исподня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ного-дву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ДО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о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соблю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ень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с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ив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им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ин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бесе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д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ру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следов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адемгоро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у-бизне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коле-интерна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тариа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ернут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умчив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шк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студ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нодобываю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потребнадз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насил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хипел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ел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об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с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муникатив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риф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смо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гал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у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ь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ны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чув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и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лосип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зн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берпростран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плообменн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а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туа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Йошкар-О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ш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ра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мног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е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ао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за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с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рес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ь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сел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се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о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габай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зпр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е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кло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хгал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ящ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апливаем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делк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х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закуп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т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о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латоу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шеб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я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иг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ж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вл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ы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та-цен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бодж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сятилет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мышеч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шанб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рло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артфо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берц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Н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НД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лу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refox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обрнау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​в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е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к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я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ви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с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т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нача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омагаз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дин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ез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зд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ер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жневартов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сти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исков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кл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ду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вес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уд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ков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ост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з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нач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знесм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сил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эффици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ирочайш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рько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ска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ини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остро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ехово-Зуе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воураль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бб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ер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ре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нергоэффективнос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нообраз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ча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з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ойчив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щеварите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р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юрнбер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уб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фл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ед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реши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ыг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м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ол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лей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оотно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оти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бир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ре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ладен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дроизо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ллиграм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катер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вомай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итанц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екоманд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сиона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сь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кла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ри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олн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йбыше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майло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-муз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жа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н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аэ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аппар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к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правля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св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пру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ст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и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ф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исов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диционе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че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реес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истрацион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а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х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ш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антю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танови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год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орлу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чу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влеч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йматери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за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а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равн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деонаблюде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держим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еб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зд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т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н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в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з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ра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тябре-нояб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Ф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н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й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лиз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ворот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ультиров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кмекер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нейле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ар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соглас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дероб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куп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н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ализ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ощ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о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ч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емщ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и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ю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з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е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мна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иа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оан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крет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п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пертяжел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иникан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юме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ждуреч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у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ха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блоч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еспособ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зло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рьм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бсолю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ба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до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ез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рж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труд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л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ли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ш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к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р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дор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лищно-коммуна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веро-Кавказ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и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зее-заповедн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чност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вил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ьюст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у-р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стой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чес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оте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п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циа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н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е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осуд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о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ги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эт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он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овид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нцева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лерод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ул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ве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кровищниц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кториан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шп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стро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ол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б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и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б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я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д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млетряс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держ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пятст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олж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тья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фей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аболиз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айкаль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тне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родавн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зи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город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г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вантее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ед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хайл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ФТ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ьма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Т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рез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сти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бра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рт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ъя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щева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нов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аж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ра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пей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простран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тай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ивейш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ционер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отерап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дицион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п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тропавловск-Камчат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фер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льтивар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сты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емато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б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ин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тч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р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ерарх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обслуж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ссов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ролируем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аллол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тча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ши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ши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ькуля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снаб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у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поте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оти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галере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ше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орамаД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матологиче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укл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тверп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я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кти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крип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голов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Г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сяж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тевод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П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зработ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х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в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лье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ав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три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з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ва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те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кас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м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иупо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дональд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агра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рк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гон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цил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стествоз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в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хоро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ыв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циплинар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ска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сс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боро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е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ном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онару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окурих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-факт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ход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рт-ли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иху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-Паул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рен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ссенту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шко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й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с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dpress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б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ктр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бай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р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он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вентар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ру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рус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две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пе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ро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меш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кирпи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истратур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тре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юминие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ба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ден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вени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еанари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Х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вочеркас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аб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В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равей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ре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уг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р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теприим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структур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ма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ер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с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мерш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ль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тдо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ви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агра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асноуфим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т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ст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нирово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ркут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яв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Ф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из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аком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бло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в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тнес-клу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влов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х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пий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уда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ризова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то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мледел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т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св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ыц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гноз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ан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р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хоро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ло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хо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с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ра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мунит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д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ха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волнов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штаб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азар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к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т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З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бл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вер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ифлэй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г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енг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мби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мы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жев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динобо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ле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уко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го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мма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ена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олид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чис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аж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отечестве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ет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иц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ли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колам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дер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па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уль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пец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цеп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П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аше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г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ор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тропол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колам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мави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рато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ем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тильни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о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мр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ги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олоч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но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ятил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фиоп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сн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инаталь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зыкозн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со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т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серва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жакуз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дцев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т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п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и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мис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рел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ниверс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овед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рос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щ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нар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говор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убл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опримеча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ато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б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по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оце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р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П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гн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к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и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отехн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КВ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гослов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вое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ы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ле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е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р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стро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пу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печат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е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ш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авленче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рма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икю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рт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пархи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приниматель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ван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м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онштад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взол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эродинам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шав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ров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т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аф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тив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лед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ыч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ча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ку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бр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ьго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сти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тант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оят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б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тин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нлайн-магази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цензирую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омагази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к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ри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я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йва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д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ревень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рограмм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ифлей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н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ОК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продуктив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бина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лов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д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способ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лсту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ск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р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се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ом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под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пон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ид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ру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леноград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м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л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зобедр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ичн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ме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ейд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технадз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мп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х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эль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нкцион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етолог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ерм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моч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к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лендж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достроительст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монав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е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же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ск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ьф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не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тв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води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ле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ьетна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произ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юст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ст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ом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дохнов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ж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рак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бон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иакатастроф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ипограф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грар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ДН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ч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ч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ш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доснабж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ха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вад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ь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дитерск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к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арицы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л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В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респонден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блема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оряд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год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айв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ги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с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рои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иск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енд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щеб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риар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ц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еств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ж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н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меньш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уговоро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лопроизвод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мил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зиров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ите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вис-цен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хмот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деорол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оп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топед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трой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чепол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аз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раниче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ссифик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т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витацио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ш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к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ри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держ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ПР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ез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льт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лан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я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онс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е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нов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тол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ли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пле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ало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че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ерс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егистрирова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л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лад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ПЭ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бальце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ирва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рапевтичес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ил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ты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текл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Э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иссари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спу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у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луш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косочет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Г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ав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кросхе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техн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пеш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мыс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ел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ниту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этиле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гру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риб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р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патен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лов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азн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об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щеобразовате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бина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лив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пр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з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ы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ож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окалипси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ндокри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ре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питал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астков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ми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целу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ра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счас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кц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у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гра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икто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лф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ивиду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ыж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лож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ранпаспор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т-пар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мати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тнер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йдба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те-Кар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исад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орад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с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рещ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ит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оборо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ти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л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ртакиа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ломнич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нуз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м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кл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денс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реоти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ламод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ози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вк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ерикан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мпт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и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й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естр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рапбук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феш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бе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хуче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ас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ф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хайловск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черномо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веродвин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а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боль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нга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грацио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нт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р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бмаст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стаби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вод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экономразви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ло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кализ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министр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цид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чис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форм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з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мато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зыск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пест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вор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дентифи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кс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нтиля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гул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ани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л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зя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ен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шестоящ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н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яча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в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пт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к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да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яс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ьчжу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ниг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фесс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ыпальн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к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кусоч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дм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нетар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к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с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реест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МФ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ъектив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ле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одеж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потребнадзо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атом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зверты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вори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к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спозна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ы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циал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гру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маж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клад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у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мо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терпевш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д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ш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вместим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та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ика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аж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рметич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дом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лекате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н-ст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дастр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сокого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лоупотребл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рматолог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рс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ай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иод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уршла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лс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в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н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г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п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т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знес-процесс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сух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п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хеолог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муз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бю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влаж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во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кс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восход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риот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озреваем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нора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лектропрово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рку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ж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сквич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ок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лер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ем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знес-сре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ок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дучрежден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бзац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епарх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З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Ф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ч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зыко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зан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ногобор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ызра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вы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у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уфляж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ГТ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у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э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л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вш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и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про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жиг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я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пельс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фиденци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ту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ртош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ла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ме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личны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ер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г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д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аг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стагра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стрий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РЭ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одче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итроспле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лазг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а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рыт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саж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т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йл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пе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розд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ьер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пи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я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уст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мун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п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ыщ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ле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ожено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едов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пита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я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тек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форм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таль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и-групп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нтогенез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тохондр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ломбар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осистем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бизне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ет-маркет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рип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вер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ькулят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фронт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сп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и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дослов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тлант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контак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рщ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м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фортную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пр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ос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а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згор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ру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рком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ступ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те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ал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ккумуля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р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управ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желаю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з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тро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юан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ждурядь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змолв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лодиль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емонстрацио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воотношения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лек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В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к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изнес-процесс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чилищ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цензируем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а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зообраз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фейн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работ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рус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т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пос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кож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аеж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нош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воз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ссо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рт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оче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ндал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усик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мб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люби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дел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удовищ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ьян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ганизо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бус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лонте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зопров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иенти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иму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пис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в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ави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рожан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я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ен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л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н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рет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ктор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йле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кресен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с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кубат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кресе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нофиль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со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ойл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аппара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опер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струирова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о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кок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pe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мыш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по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е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фар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р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соч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лубен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ермонтов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ртиллер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канир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кстра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способ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одрум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ардач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ноэкра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ищево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атисла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мба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йтостро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зин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ндал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фракрас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лейдоско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мфитеат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чечна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емлепользо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агент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хромосом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К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отоальб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льсове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ож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мульс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датель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льт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ГУП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ля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одожен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пез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клад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ма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мб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н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ужден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иви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мпат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дер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агода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ма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ла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иг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с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нам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писч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кур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си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тла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ча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рым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ту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медле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лавян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Чернобы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ксирован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рнаступл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раслев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ейр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оспатен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ава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вер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одез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укавиц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иссионер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мсом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групп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амодеяте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при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це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сновополагающ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б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ну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ровол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н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сад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ош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й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планир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екто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ров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эски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ибк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спитан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е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черин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логг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здравл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а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рюг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очель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л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рц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ив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служ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иод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нашива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олнител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етрически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втобиограф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пех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СТЭ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ако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оу-бизне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передач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ссаж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неп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бастов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он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значей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рож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ливатьс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вуля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яйцеклет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ле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ясн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слушива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ня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ереворо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ре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сточ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уже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декса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коголиз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жат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гурец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эрогри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лусредне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орд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айс-лис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бли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устени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твор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ану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езд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ердоб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ыездн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ала-Лумпу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лкогол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укмекерс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зов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пт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ам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эроклу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го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ью-Джерс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иверпу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тивога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ку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елесериа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К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уганск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п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итад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иж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лет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эн-шу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трог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лич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ксич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б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имволи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льтразвуков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л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ригиналь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безья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емье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дозр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оло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р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ФЗ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ванс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амаск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тицеводств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еб-дизайн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анналы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ро-Фомин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лекул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вее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нтернатур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рактат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едорог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пусках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пирайтинг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тыни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ока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логотип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сихологическо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уркмен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импорт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тел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А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искурс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ит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лдовство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нолог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ЦСК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ут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пяст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ружина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емоглоб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асадны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узовной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инофиль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шарм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язанн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иведени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невр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накопите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кол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РЖД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аренье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ухо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орал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внедорожни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виж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вежесть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рок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токсин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специя</text:p>
          </table:table-cell>
          <table:table-cell office:value-type="string" calcext:value-type="string">
            <text:p>в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0:41:45.064000000</dc:date>
    <meta:editing-duration>PT3M39S</meta:editing-duration>
    <meta:editing-cycles>1</meta:editing-cycles>
    <meta:document-statistic meta:table-count="1" meta:cell-count="12419" meta:object-count="0"/>
    <meta:generator>LibreOffice/5.0.1.2$Windows_x86 LibreOffice_project/81898c9f5c0d43f3473ba111d7b351050be20261</meta:generator>
  </office:meta>
</office:document-meta>
</file>